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NodeManagementException.getWrapp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deManagementException.BaseNodeManage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deManagementException.setWrappedException( Exception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deManagementException.BaseNodeManag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NodeManagementException.BaseNodeManagementException( Exception root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deManagementException.printStackTrace( PrintStream 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NodeManagementException.printStackTrace( PrintWriter p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